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4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2"/>
    <style:style style:name="ce3" style:family="table-cell" style:parent-style-name="Default" style:data-style-name="N0"/>
    <style:style style:name="ce7" style:family="table-cell" style:parent-style-name="Normal_20_2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Normal_20_2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Normal_20_2" style:data-style-name="N8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ce3"/>
        <table:table-column table:style-name="co1" table:default-cell-style-name="ce8"/>
        <table:table-column table:style-name="co4" table:default-cell-style-name="ce9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umdiff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Date Accepted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date" office:date-value="2020-05-01T15:43:10" calcext:value-type="date">
            <text:p>2020-05-01 15:43:10</text:p>
          </table:table-cell>
          <table:table-cell office:value-type="float" office:value="100" calcext:value-type="float">
            <text:p>100</text:p>
          </table:table-cell>
          <table:table-cell office:value-type="float" office:value="3.252" calcext:value-type="float">
            <text:p>3.252</text:p>
          </table:table-cell>
          <table:table-cell office:value-type="string" calcext:value-type="string">
            <text:p>1</text:p>
          </table:table-cell>
          <table:table-cell table:formula="of:=[.C2]-[.D2]" office:value-type="float" office:value="96.748" calcext:value-type="float">
            <text:p>96.748</text:p>
          </table:table-cell>
          <table:table-cell office:value-type="date" office:date-value="2019-05-28" calcext:value-type="date">
            <text:p>2019-05-28</text:p>
          </table:table-cell>
          <table:table-cell office:value-type="date" office:date-value="2019-05-28" calcext:value-type="date">
            <text:p>28. May 2019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date" office:date-value="2020-05-02T15:43:11" calcext:value-type="date">
            <text:p>2020-05-02 15:43:11</text:p>
          </table:table-cell>
          <table:table-cell office:value-type="float" office:value="101" calcext:value-type="float">
            <text:p>101</text:p>
          </table:table-cell>
          <table:table-cell office:value-type="float" office:value="4.255" calcext:value-type="float">
            <text:p>4.255</text:p>
          </table:table-cell>
          <table:table-cell office:value-type="string" calcext:value-type="string">
            <text:p>two</text:p>
          </table:table-cell>
          <table:table-cell table:formula="of:=[.C3]-[.D3]" office:value-type="float" office:value="96.745" calcext:value-type="float">
            <text:p>96.745</text:p>
          </table:table-cell>
          <table:table-cell office:value-type="date" office:date-value="2019-07-01" calcext:value-type="date">
            <text:p>2019-07-01</text:p>
          </table:table-cell>
          <table:table-cell office:value-type="date" office:date-value="2019-07-01" calcext:value-type="date">
            <text:p>1. July 2019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date" office:date-value="2020-05-03T15:43:12" calcext:value-type="date">
            <text:p>2020-05-03 15:43:12</text:p>
          </table:table-cell>
          <table:table-cell office:value-type="float" office:value="102" calcext:value-type="float">
            <text:p>102</text:p>
          </table:table-cell>
          <table:table-cell office:value-type="float" office:value="5.222" calcext:value-type="float">
            <text:p>5.222</text:p>
          </table:table-cell>
          <table:table-cell office:value-type="string" calcext:value-type="string">
            <text:p>three</text:p>
          </table:table-cell>
          <table:table-cell table:formula="of:=[.C4]-[.D4]" office:value-type="float" office:value="96.778" calcext:value-type="float">
            <text:p>96.778</text:p>
          </table:table-cell>
          <table:table-cell office:value-type="date" office:date-value="2019-07-08" calcext:value-type="date">
            <text:p>2019-07-08</text:p>
          </table:table-cell>
          <table:table-cell office:value-type="date" office:date-value="2019-07-01" calcext:value-type="date">
            <text:p>1. July 2019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date" office:date-value="2020-05-04T15:43:13" calcext:value-type="date">
            <text:p>2020-05-04 15:43:13</text:p>
          </table:table-cell>
          <table:table-cell office:value-type="float" office:value="103" calcext:value-type="float">
            <text:p>103</text:p>
          </table:table-cell>
          <table:table-cell office:value-type="float" office:value="6.981" calcext:value-type="float">
            <text:p>6.981</text:p>
          </table:table-cell>
          <table:table-cell office:value-type="string" calcext:value-type="string">
            <text:p>four</text:p>
          </table:table-cell>
          <table:table-cell table:formula="of:=[.C5]-[.D5]" office:value-type="float" office:value="96.019" calcext:value-type="float">
            <text:p>96.019</text:p>
          </table:table-cell>
          <table:table-cell office:value-type="date" office:date-value="2019-07-30" calcext:value-type="date">
            <text:p>2019-07-30</text:p>
          </table:table-cell>
          <table:table-cell office:value-type="date" office:date-value="2019-07-30" calcext:value-type="date">
            <text:p>30. July 201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date" office:date-value="2020-05-05T15:43:14" calcext:value-type="date">
            <text:p>2020-05-05 15:43:14</text:p>
          </table:table-cell>
          <table:table-cell office:value-type="float" office:value="104" calcext:value-type="float">
            <text:p>104</text:p>
          </table:table-cell>
          <table:table-cell office:value-type="float" office:value="7.125" calcext:value-type="float">
            <text:p>7.125</text:p>
          </table:table-cell>
          <table:table-cell office:value-type="string" calcext:value-type="string">
            <text:p>5</text:p>
          </table:table-cell>
          <table:table-cell table:formula="of:=[.C6]-[.D6]" office:value-type="float" office:value="96.875" calcext:value-type="float">
            <text:p>96.875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9-09-01" calcext:value-type="date">
            <text:p>1. September 2019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date" office:date-value="2020-05-06T15:43:15" calcext:value-type="date">
            <text:p>2020-05-06 15:43:15</text:p>
          </table:table-cell>
          <table:table-cell office:value-type="float" office:value="105" calcext:value-type="float">
            <text:p>105</text:p>
          </table:table-cell>
          <table:table-cell office:value-type="float" office:value="8.021" calcext:value-type="float">
            <text:p>8.021</text:p>
          </table:table-cell>
          <table:table-cell office:value-type="string" calcext:value-type="string">
            <text:p>six</text:p>
          </table:table-cell>
          <table:table-cell table:formula="of:=[.C7]-[.D7]" office:value-type="float" office:value="96.979" calcext:value-type="float">
            <text:p>96.979</text:p>
          </table:table-cell>
          <table:table-cell office:value-type="date" office:date-value="2019-12-07" calcext:value-type="date">
            <text:p>2019-12-07</text:p>
          </table:table-cell>
          <table:table-cell office:value-type="date" office:date-value="2019-12-07" calcext:value-type="date">
            <text:p>7. December 2019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Beginning Year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ar</text:p>
          </table:table-cell>
          <table:table-cell table:formula="of:=BEG" office:value-type="float" office:value="2020" calcext:value-type="float">
            <text:p>2020</text:p>
          </table:table-cell>
          <table:table-cell table:formula="of:=BEG+1" office:value-type="float" office:value="2021" calcext:value-type="float">
            <text:p>2021</text:p>
          </table:table-cell>
          <table:table-cell table:formula="of:=BEG+2" office:value-type="float" office:value="2022" calcext:value-type="float">
            <text:p>2022</text:p>
          </table:table-cell>
        </table:table-row>
      </table:table>
      <table:named-expressions>
        <table:named-range table:name="BEG" table:base-cell-address="$Sheet2.$B$2" table:cell-range-address="$Sheet2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/>
      <number:text> days </number:text>
      <number:hours number:style="long"/>
      <number:text>:</number:text>
      <number:minutes number:style="long"/>
      <number:text>:</number:text>
      <number:seconds number:style="long"/>
    </number:date-style>
    <number:date-style style:name="N122">
      <number:day number:style="long"/>
      <number:text> days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  <number:text>-</number:text>
      <number:year/>
    </number:date-style>
    <number:date-style style:name="N131">
      <number:day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9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9P2" style:volatile="true">
      <number:currency-symbol/>
      <loext:fill-character> </loext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2:25:05.206179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7:45:00.273744270</meta:creation-date>
    <dc:date>2020-08-21T12:37:56.627617277</dc:date>
    <meta:editing-duration>PT11M21S</meta:editing-duration>
    <meta:editing-cycles>4</meta:editing-cycles>
    <meta:generator>LibreOffice/6.4.5.2$Linux_X86_64 LibreOffice_project/40$Build-2</meta:generator>
    <meta:document-statistic meta:table-count="2" meta:cell-count="62" meta:object-count="0"/>
  </office:meta>
</office:document-meta>
</file>